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3" style:family="table-column">
      <style:table-column-properties fo:break-before="auto" style:column-width="1in"/>
    </style:style>
    <style:style style:name="co34" style:family="table-column">
      <style:table-column-properties fo:break-before="auto" style:column-width="7.2937in"/>
    </style:style>
    <style:style style:name="co35" style:family="table-column">
      <style:table-column-properties fo:break-before="auto" style:column-width="3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18:02:18.245835589</dc:date>
    <meta:editing-duration>P3DT22H31M20S</meta:editing-duration>
    <meta:editing-cycles>647</meta:editing-cycles>
    <meta:document-statistic meta:table-count="10" meta:cell-count="1723" meta:object-count="0"/>
  </office:meta>
</office:document-meta>
</file>